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15.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.2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0.45cm" fo:min-width="2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aecf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cm" svg:height="3cm" svg:x="0.2cm" svg:y="2cm">
          <text:p text:style-name="P1">Main Board</text:p>
          <text:p text:style-name="P1"><text:span text:style-name="T1">- power supply (12V → 5V / 3V) with vreg</text:span></text:p>
          <text:p text:style-name="P1"><text:span text:style-name="T1">- motor control circuit (PFET)</text:span></text:p>
          <text:p text:style-name="P1"><text:span text:style-name="T1">- sensor inputs with multi- /demultiplexer</text:span></text:p>
          <text:p text:style-name="P1"><text:span text:style-name="T1">- Error L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cm" svg:height="1cm" svg:x="0.1cm" svg:y="0.1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1cm" svg:x="9.6cm" svg:y="0.1cm">
          <text:p text:style-name="P1">STM32F0... Discover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cm" svg:height="0.8cm" svg:x="0.5cm" svg:y="1.1cm">
          <text:p text:style-name="P2"><text:span text:style-name="T2">PinHeade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5.9cm" svg:height="0.8cm" svg:x="10.1cm" svg:y="1.1cm">
          <text:p text:style-name="P2"><text:span text:style-name="T2">PinHeade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4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ieber</meta:initial-creator>
    <meta:creation-date>2015-04-29T19:04:41.550022197</meta:creation-date>
    <meta:generator>LibreOffice/4.4.2.2$Linux_X86_64 LibreOffice_project/40m0$Build-2</meta:generator>
    <dc:date>2015-04-29T19:06:18.358203186</dc:date>
    <dc:creator>Jan Hieber</dc:creator>
    <meta:editing-duration>PT1M36S</meta:editing-duration>
    <meta:editing-cycles>1</meta:editing-cycles>
    <meta:document-statistic meta:object-count="5"/>
  </office:meta>
</office:document-meta>
</file>